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B3CAC7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BF819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7" table:number-rows-spanned="1" table:style-name="ce3">
            <text:p>Number of Threads</text:p>
          </table:table-cell>
          <table:covered-table-cell table:number-columns-repeated="6"/>
          <table:table-cell table:style-name="ce1"/>
          <table:table-cell office:value-type="string" table:style-name="ce1">
            <text:p>Total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9" table:style-name="ce4">
            <text:p>Colours</text:p>
          </table:table-cell>
          <table:table-cell office:value-type="string" table:style-name="ce1">
            <text:p>White</text:p>
          </table:table-cell>
          <table:table-cell office:value-type="float" office:value="19222" table:style-name="ce1">
            <text:p>19222</text:p>
          </table:table-cell>
          <table:table-cell office:value-type="float" office:value="15664" table:style-name="ce1">
            <text:p>15664</text:p>
          </table:table-cell>
          <table:table-cell office:value-type="float" office:value="7580" table:style-name="ce1">
            <text:p>7580</text:p>
          </table:table-cell>
          <table:table-cell office:value-type="float" office:value="7147" table:style-name="ce1">
            <text:p>7147</text:p>
          </table:table-cell>
          <table:table-cell office:value-type="float" office:value="4806" table:style-name="ce1">
            <text:p>4806</text:p>
          </table:table-cell>
          <table:table-cell office:value-type="float" office:value="4711" table:style-name="ce1">
            <text:p>4711</text:p>
          </table:table-cell>
          <table:table-cell office:value-type="float" office:value="4605" table:style-name="ce1">
            <text:p>4605</text:p>
          </table:table-cell>
          <table:table-cell table:style-name="ce1"/>
          <table:table-cell office:value-type="float" office:value="44513" table:formula="of:=SUM([.D4:.I4])" table:style-name="ce1">
            <text:p>44513</text:p>
          </table:table-cell>
          <table:table-cell table:style-name="ce1"/>
          <table:table-cell table:style-name="ce1">
            <draw:frame draw:z-index="1" draw:id="id0" draw:style-name="a0" draw:name="Chart 1" svg:x="0.23437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number-columns-spanned="6" table:number-rows-spanned="1" table:style-name="ce5">
            <text:p>Conclusions:</text:p>
          </table:table-cell>
          <table:covered-table-cell table:number-columns-repeated="5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Black</text:p>
          </table:table-cell>
          <table:table-cell office:value-type="float" office:value="19244" table:style-name="ce1">
            <text:p>19244</text:p>
          </table:table-cell>
          <table:table-cell office:value-type="float" office:value="10724" table:style-name="ce1">
            <text:p>10724</text:p>
          </table:table-cell>
          <table:table-cell office:value-type="float" office:value="9638" table:style-name="ce1">
            <text:p>9638</text:p>
          </table:table-cell>
          <table:table-cell office:value-type="float" office:value="7194" table:style-name="ce1">
            <text:p>7194</text:p>
          </table:table-cell>
          <table:table-cell office:value-type="float" office:value="4696" table:style-name="ce1">
            <text:p>4696</text:p>
          </table:table-cell>
          <table:table-cell office:value-type="float" office:value="4449" table:style-name="ce1">
            <text:p>4449</text:p>
          </table:table-cell>
          <table:table-cell office:value-type="float" office:value="4531" table:style-name="ce1">
            <text:p>4531</text:p>
          </table:table-cell>
          <table:table-cell table:style-name="ce1"/>
          <table:table-cell office:value-type="float" office:value="41232" table:formula="of:=SUM([.D5:.I5])" table:style-name="ce1">
            <text:p>41232</text:p>
          </table:table-cell>
          <table:table-cell table:number-columns-repeated="9" table:style-name="ce1"/>
          <table:table-cell office:value-type="string" table:number-columns-spanned="6" table:number-rows-spanned="1" table:style-name="ce5">
            <text:p>No correlation between colour and time</text:p>
          </table:table-cell>
          <table:covered-table-cell table:number-columns-repeated="5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Red</text:p>
          </table:table-cell>
          <table:table-cell office:value-type="float" office:value="19282" table:style-name="ce1">
            <text:p>19282</text:p>
          </table:table-cell>
          <table:table-cell office:value-type="float" office:value="10474" table:style-name="ce1">
            <text:p>10474</text:p>
          </table:table-cell>
          <table:table-cell office:value-type="float" office:value="8147" table:style-name="ce1">
            <text:p>8147</text:p>
          </table:table-cell>
          <table:table-cell office:value-type="float" office:value="7197" table:style-name="ce1">
            <text:p>7197</text:p>
          </table:table-cell>
          <table:table-cell office:value-type="float" office:value="4782" table:style-name="ce1">
            <text:p>4782</text:p>
          </table:table-cell>
          <table:table-cell office:value-type="float" office:value="4727" table:style-name="ce1">
            <text:p>4727</text:p>
          </table:table-cell>
          <table:table-cell office:value-type="float" office:value="4537" table:style-name="ce1">
            <text:p>4537</text:p>
          </table:table-cell>
          <table:table-cell table:style-name="ce1"/>
          <table:table-cell office:value-type="float" office:value="39864" table:formula="of:=SUM([.D6:.I6])" table:style-name="ce1">
            <text:p>39864</text:p>
          </table:table-cell>
          <table:table-cell table:number-columns-repeated="9" table:style-name="ce1"/>
          <table:table-cell office:value-type="string" table:number-columns-spanned="6" table:number-rows-spanned="1" table:style-name="ce5">
            <text:p>After 8 threads used the decrease in time is negligible (due to CPU constraints)</text:p>
          </table:table-cell>
          <table:covered-table-cell table:number-columns-repeated="5"/>
          <table:table-cell table:number-columns-repeated="16358"/>
        </table:table-row>
        <table:table-row table:style-name="ro1">
          <table:covered-table-cell/>
          <table:table-cell office:value-type="string" table:style-name="ce1">
            <text:p>Orange</text:p>
          </table:table-cell>
          <table:table-cell office:value-type="float" office:value="19207" table:style-name="ce1">
            <text:p>19207</text:p>
          </table:table-cell>
          <table:table-cell office:value-type="float" office:value="10561" table:style-name="ce1">
            <text:p>10561</text:p>
          </table:table-cell>
          <table:table-cell office:value-type="float" office:value="7564" table:style-name="ce1">
            <text:p>7564</text:p>
          </table:table-cell>
          <table:table-cell office:value-type="float" office:value="7231" table:style-name="ce1">
            <text:p>7231</text:p>
          </table:table-cell>
          <table:table-cell office:value-type="float" office:value="4759" table:style-name="ce1">
            <text:p>4759</text:p>
          </table:table-cell>
          <table:table-cell office:value-type="float" office:value="4647" table:style-name="ce1">
            <text:p>4647</text:p>
          </table:table-cell>
          <table:table-cell office:value-type="float" office:value="4766" table:style-name="ce1">
            <text:p>4766</text:p>
          </table:table-cell>
          <table:table-cell table:style-name="ce1"/>
          <table:table-cell office:value-type="float" office:value="39528" table:formula="of:=SUM([.D7:.I7])" table:style-name="ce1">
            <text:p>3952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1">
            <text:p>Yellow</text:p>
          </table:table-cell>
          <table:table-cell office:value-type="float" office:value="19212" table:style-name="ce1">
            <text:p>19212</text:p>
          </table:table-cell>
          <table:table-cell office:value-type="float" office:value="13101" table:style-name="ce1">
            <text:p>13101</text:p>
          </table:table-cell>
          <table:table-cell office:value-type="float" office:value="7600" table:style-name="ce1">
            <text:p>7600</text:p>
          </table:table-cell>
          <table:table-cell office:value-type="float" office:value="7374" table:style-name="ce1">
            <text:p>7374</text:p>
          </table:table-cell>
          <table:table-cell office:value-type="float" office:value="4903" table:style-name="ce1">
            <text:p>4903</text:p>
          </table:table-cell>
          <table:table-cell office:value-type="float" office:value="4537" table:style-name="ce1">
            <text:p>4537</text:p>
          </table:table-cell>
          <table:table-cell office:value-type="float" office:value="4657" table:style-name="ce1">
            <text:p>4657</text:p>
          </table:table-cell>
          <table:table-cell table:style-name="ce1"/>
          <table:table-cell office:value-type="float" office:value="42172" table:formula="of:=SUM([.D8:.I8])" table:style-name="ce1">
            <text:p>4217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1">
            <text:p>Green</text:p>
          </table:table-cell>
          <table:table-cell office:value-type="float" office:value="19241" table:style-name="ce1">
            <text:p>19241</text:p>
          </table:table-cell>
          <table:table-cell office:value-type="float" office:value="12180" table:style-name="ce1">
            <text:p>12180</text:p>
          </table:table-cell>
          <table:table-cell office:value-type="float" office:value="7845" table:style-name="ce1">
            <text:p>7845</text:p>
          </table:table-cell>
          <table:table-cell office:value-type="float" office:value="6995" table:style-name="ce1">
            <text:p>6995</text:p>
          </table:table-cell>
          <table:table-cell office:value-type="float" office:value="5006" table:style-name="ce1">
            <text:p>5006</text:p>
          </table:table-cell>
          <table:table-cell office:value-type="float" office:value="4892" table:style-name="ce1">
            <text:p>4892</text:p>
          </table:table-cell>
          <table:table-cell office:value-type="float" office:value="4466" table:style-name="ce1">
            <text:p>4466</text:p>
          </table:table-cell>
          <table:table-cell table:style-name="ce1"/>
          <table:table-cell office:value-type="float" office:value="41384" table:formula="of:=SUM([.D9:.I9])" table:style-name="ce1">
            <text:p>4138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1">
            <text:p>Blue</text:p>
          </table:table-cell>
          <table:table-cell office:value-type="float" office:value="19229" table:style-name="ce1">
            <text:p>19229</text:p>
          </table:table-cell>
          <table:table-cell office:value-type="float" office:value="11855" table:style-name="ce1">
            <text:p>11855</text:p>
          </table:table-cell>
          <table:table-cell office:value-type="float" office:value="7828" table:style-name="ce1">
            <text:p>7828</text:p>
          </table:table-cell>
          <table:table-cell office:value-type="float" office:value="7313" table:style-name="ce1">
            <text:p>7313</text:p>
          </table:table-cell>
          <table:table-cell office:value-type="float" office:value="4708" table:style-name="ce1">
            <text:p>4708</text:p>
          </table:table-cell>
          <table:table-cell office:value-type="float" office:value="4563" table:style-name="ce1">
            <text:p>4563</text:p>
          </table:table-cell>
          <table:table-cell office:value-type="float" office:value="4563" table:style-name="ce1">
            <text:p>4563</text:p>
          </table:table-cell>
          <table:table-cell table:style-name="ce1"/>
          <table:table-cell office:value-type="float" office:value="40830" table:formula="of:=SUM([.D10:.I10])" table:style-name="ce1">
            <text:p>4083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1">
            <text:p>Indigo</text:p>
          </table:table-cell>
          <table:table-cell office:value-type="float" office:value="19264" table:style-name="ce1">
            <text:p>19264</text:p>
          </table:table-cell>
          <table:table-cell office:value-type="float" office:value="12670" table:style-name="ce1">
            <text:p>12670</text:p>
          </table:table-cell>
          <table:table-cell office:value-type="float" office:value="7669" table:style-name="ce1">
            <text:p>7669</text:p>
          </table:table-cell>
          <table:table-cell office:value-type="float" office:value="6871" table:style-name="ce1">
            <text:p>6871</text:p>
          </table:table-cell>
          <table:table-cell office:value-type="float" office:value="4711" table:style-name="ce1">
            <text:p>4711</text:p>
          </table:table-cell>
          <table:table-cell office:value-type="float" office:value="4862" table:style-name="ce1">
            <text:p>4862</text:p>
          </table:table-cell>
          <table:table-cell office:value-type="float" office:value="4555" table:style-name="ce1">
            <text:p>4555</text:p>
          </table:table-cell>
          <table:table-cell table:style-name="ce1"/>
          <table:table-cell office:value-type="float" office:value="41338" table:formula="of:=SUM([.D11:.I11])" table:style-name="ce1">
            <text:p>4133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1">
            <text:p>Violet</text:p>
          </table:table-cell>
          <table:table-cell office:value-type="float" office:value="19242" table:style-name="ce1">
            <text:p>19242</text:p>
          </table:table-cell>
          <table:table-cell office:value-type="float" office:value="11646" table:style-name="ce1">
            <text:p>11646</text:p>
          </table:table-cell>
          <table:table-cell office:value-type="float" office:value="7608" table:style-name="ce1">
            <text:p>7608</text:p>
          </table:table-cell>
          <table:table-cell office:value-type="float" office:value="7200" table:style-name="ce1">
            <text:p>7200</text:p>
          </table:table-cell>
          <table:table-cell office:value-type="float" office:value="5139" table:style-name="ce1">
            <text:p>5139</text:p>
          </table:table-cell>
          <table:table-cell office:value-type="float" office:value="4708" table:style-name="ce1">
            <text:p>4708</text:p>
          </table:table-cell>
          <table:table-cell office:value-type="float" office:value="4807" table:style-name="ce1">
            <text:p>4807</text:p>
          </table:table-cell>
          <table:table-cell table:style-name="ce1"/>
          <table:table-cell office:value-type="float" office:value="41108" table:formula="of:=SUM([.D12:.I12])" table:style-name="ce1">
            <text:p>41108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hest</text:p>
          </table:table-cell>
          <table:table-cell office:value-type="float" office:value="19282" table:formula="of:=MAX([.C4:.C12])" table:style-name="ce1">
            <text:p>19282</text:p>
          </table:table-cell>
          <table:table-cell office:value-type="float" office:value="15664" table:formula="of:=MAX([.D4:.D12])" table:style-name="ce1">
            <office:annotation draw:style-name="a1" svg:x="3.78125in" svg:y="1.71875in" svg:width="1.13541666666667in" svg:height="0.697916666666667in">
              <dc:creator/>
              <text:p><text:span text:style-name="T1">White</text:span></text:p>
            </office:annotation>
            <text:p>15664</text:p>
          </table:table-cell>
          <table:table-cell office:value-type="float" office:value="9638" table:formula="of:=MAX([.E4:.E12])" table:style-name="ce1">
            <office:annotation draw:style-name="a2" svg:x="4.66666666666667in" svg:y="1.71875in" svg:width="1.13541666666667in" svg:height="0.697916666666667in">
              <dc:creator/>
              <text:p><text:span text:style-name="T1">Black</text:span></text:p>
            </office:annotation>
            <text:p>9638</text:p>
          </table:table-cell>
          <table:table-cell office:value-type="float" office:value="7374" table:formula="of:=MAX([.F4:.F12])" table:style-name="ce1">
            <office:annotation draw:style-name="a3" svg:x="5.55208333333333in" svg:y="1.71875in" svg:width="1.13541666666667in" svg:height="0.697916666666667in">
              <dc:creator/>
              <text:p><text:span text:style-name="T1">Yellow</text:span></text:p>
            </office:annotation>
            <text:p>7374</text:p>
          </table:table-cell>
          <table:table-cell office:value-type="float" office:value="5139" table:formula="of:=MAX([.G4:.G12])" table:style-name="ce1">
            <office:annotation draw:style-name="a4" svg:x="6.44791666666667in" svg:y="1.71875in" svg:width="1.13541666666667in" svg:height="0.697916666666667in">
              <dc:creator/>
              <text:p><text:span text:style-name="T1">Violet</text:span></text:p>
            </office:annotation>
            <text:p>5139</text:p>
          </table:table-cell>
          <table:table-cell office:value-type="float" office:value="4892" table:formula="of:=MAX([.H4:.H12])" table:style-name="ce1">
            <office:annotation draw:style-name="a5" svg:x="7.32291666666667in" svg:y="1.71875in" svg:width="1.13541666666667in" svg:height="0.697916666666667in">
              <dc:creator/>
              <text:p><text:span text:style-name="T1">Green</text:span></text:p>
            </office:annotation>
            <text:p>4892</text:p>
          </table:table-cell>
          <table:table-cell office:value-type="float" office:value="4807" table:formula="of:=MAX([.I4:.I12])" table:style-name="ce1">
            <office:annotation draw:style-name="a6" svg:x="8.22916666666667in" svg:y="1.71875in" svg:width="1.13541666666667in" svg:height="0.697916666666667in">
              <dc:creator/>
              <text:p><text:span text:style-name="T1">Violet</text:span></text:p>
            </office:annotation>
            <text:p>4807</text:p>
          </table:table-cell>
          <table:table-cell table:style-name="ce1"/>
          <table:table-cell office:value-type="float" office:value="19282" table:formula="of:=MAX([.C14:.I14])" table:style-name="ce1">
            <text:p>1928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Lowest</text:p>
          </table:table-cell>
          <table:table-cell office:value-type="float" office:value="19207" table:formula="of:=MIN([.C4:.C12])" table:style-name="ce1">
            <text:p>19207</text:p>
          </table:table-cell>
          <table:table-cell office:value-type="float" office:value="10474" table:formula="of:=MIN([.D4:.D12])" table:style-name="ce1">
            <office:annotation draw:style-name="a7" svg:x="3.78125in" svg:y="1.88541666666667in" svg:width="1.13541666666667in" svg:height="0.697916666666667in">
              <dc:creator/>
              <text:p><text:span text:style-name="T1">Red</text:span></text:p>
            </office:annotation>
            <text:p>10474</text:p>
          </table:table-cell>
          <table:table-cell office:value-type="float" office:value="7564" table:formula="of:=MIN([.E4:.E12])" table:style-name="ce1">
            <office:annotation draw:style-name="a8" svg:x="4.66666666666667in" svg:y="1.88541666666667in" svg:width="1.13541666666667in" svg:height="0.697916666666667in">
              <dc:creator/>
              <text:p><text:span text:style-name="T1">Orange</text:span></text:p>
            </office:annotation>
            <text:p>7564</text:p>
          </table:table-cell>
          <table:table-cell office:value-type="float" office:value="6871" table:formula="of:=MIN([.F4:.F12])" table:style-name="ce1">
            <office:annotation draw:style-name="a9" svg:x="5.55208333333333in" svg:y="1.88541666666667in" svg:width="1.13541666666667in" svg:height="0.697916666666667in">
              <dc:creator/>
              <text:p><text:span text:style-name="T1">Indigo</text:span></text:p>
            </office:annotation>
            <text:p>6871</text:p>
          </table:table-cell>
          <table:table-cell office:value-type="float" office:value="4696" table:formula="of:=MIN([.G4:.G12])" table:style-name="ce1">
            <office:annotation draw:style-name="a10" svg:x="6.44791666666667in" svg:y="1.88541666666667in" svg:width="1.13541666666667in" svg:height="0.697916666666667in">
              <dc:creator/>
              <text:p><text:span text:style-name="T1">Black</text:span></text:p>
            </office:annotation>
            <text:p>4696</text:p>
          </table:table-cell>
          <table:table-cell office:value-type="float" office:value="4449" table:formula="of:=MIN([.H4:.H12])" table:style-name="ce1">
            <office:annotation draw:style-name="a11" svg:x="7.32291666666667in" svg:y="1.88541666666667in" svg:width="1.13541666666667in" svg:height="0.697916666666667in">
              <dc:creator/>
              <text:p><text:span text:style-name="T1">Black</text:span></text:p>
            </office:annotation>
            <text:p>4449</text:p>
          </table:table-cell>
          <table:table-cell office:value-type="float" office:value="4466" table:formula="of:=MIN([.I4:.I12])" table:style-name="ce1">
            <office:annotation draw:style-name="a12" svg:x="8.22916666666667in" svg:y="1.88541666666667in" svg:width="1.13541666666667in" svg:height="0.697916666666667in">
              <dc:creator/>
              <text:p><text:span text:style-name="T1">Green</text:span></text:p>
            </office:annotation>
            <text:p>4466</text:p>
          </table:table-cell>
          <table:table-cell table:style-name="ce1"/>
          <table:table-cell office:value-type="float" office:value="4449" table:formula="of:=MIN([.C15:.I15])" table:style-name="ce1">
            <text:p>444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Average</text:p>
          </table:table-cell>
          <table:table-cell office:value-type="float" office:value="19238.111111111109" table:formula="of:=AVERAGE([.C4:.C12])" table:style-name="ce1">
            <text:p>19238.11111</text:p>
          </table:table-cell>
          <table:table-cell office:value-type="float" office:value="12097.222222222223" table:formula="of:=AVERAGE([.D4:.D12])" table:style-name="ce1">
            <text:p>12097.22222</text:p>
          </table:table-cell>
          <table:table-cell office:value-type="float" office:value="7942.1111111111113" table:formula="of:=AVERAGE([.E4:.E12])" table:style-name="ce1">
            <text:p>7942.111111</text:p>
          </table:table-cell>
          <table:table-cell office:value-type="float" office:value="7169.1111111111113" table:formula="of:=AVERAGE([.F4:.F12])" table:style-name="ce1">
            <text:p>7169.111111</text:p>
          </table:table-cell>
          <table:table-cell office:value-type="float" office:value="4834.4444444444443" table:formula="of:=AVERAGE([.G4:.G12])" table:style-name="ce1">
            <text:p>4834.444444</text:p>
          </table:table-cell>
          <table:table-cell office:value-type="float" office:value="4677.333333333333" table:formula="of:=AVERAGE([.H4:.H12])" table:style-name="ce1">
            <text:p>4677.333333</text:p>
          </table:table-cell>
          <table:table-cell office:value-type="float" office:value="4609.666666666667" table:formula="of:=AVERAGE([.I4:.I12])" table:style-name="ce1">
            <text:p>4609.666667</text:p>
          </table:table-cell>
          <table:table-cell table:style-name="ce1"/>
          <table:table-cell office:value-type="float" office:value="8652.5714285714294" table:formula="of:=AVERAGE([.C16:.I16])" table:style-name="ce1">
            <text:p>8652.571429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173143" table:formula="of:=SUM([.C4:.C12])" table:style-name="ce1">
            <text:p>173143</text:p>
          </table:table-cell>
          <table:table-cell office:value-type="float" office:value="108875" table:formula="of:=SUM([.D4:.D12])" table:style-name="ce1">
            <text:p>108875</text:p>
          </table:table-cell>
          <table:table-cell office:value-type="float" office:value="71479" table:formula="of:=SUM([.E4:.E12])" table:style-name="ce1">
            <text:p>71479</text:p>
          </table:table-cell>
          <table:table-cell office:value-type="float" office:value="64522" table:formula="of:=SUM([.F4:.F12])" table:style-name="ce1">
            <text:p>64522</text:p>
          </table:table-cell>
          <table:table-cell office:value-type="float" office:value="43510" table:formula="of:=SUM([.G4:.G12])" table:style-name="ce1">
            <text:p>43510</text:p>
          </table:table-cell>
          <table:table-cell office:value-type="float" office:value="42096" table:formula="of:=SUM([.H4:.H12])" table:style-name="ce1">
            <text:p>42096</text:p>
          </table:table-cell>
          <table:table-cell office:value-type="float" office:value="41487" table:formula="of:=SUM([.I4:.I12])" table:style-name="ce1">
            <text:p>41487</text:p>
          </table:table-cell>
          <table:table-cell table:style-name="ce1"/>
          <table:table-cell office:value-type="float" office:value="545112" table:formula="of:=SUM([.C17:.I17])" table:style-name="ce1">
            <text:p>54511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st Quartile</text:p>
          </table:table-cell>
          <table:table-cell office:value-type="float" office:value="19222" table:formula="of:=QUARTILE([.C4:.C12]; 1)" table:style-name="ce1">
            <text:p>19222</text:p>
          </table:table-cell>
          <table:table-cell office:value-type="float" office:value="10724" table:formula="of:=QUARTILE([.D4:.D12]; 1)" table:style-name="ce1">
            <text:p>10724</text:p>
          </table:table-cell>
          <table:table-cell office:value-type="float" office:value="7600" table:formula="of:=QUARTILE([.E4:.E12]; 1)" table:style-name="ce1">
            <text:p>7600</text:p>
          </table:table-cell>
          <table:table-cell office:value-type="float" office:value="7147" table:formula="of:=QUARTILE([.F4:.F12]; 1)" table:style-name="ce1">
            <text:p>7147</text:p>
          </table:table-cell>
          <table:table-cell office:value-type="float" office:value="4711" table:formula="of:=QUARTILE([.G4:.G12]; 1)" table:style-name="ce1">
            <text:p>4711</text:p>
          </table:table-cell>
          <table:table-cell office:value-type="float" office:value="4563" table:formula="of:=QUARTILE([.H4:.H12]; 1)" table:style-name="ce1">
            <text:p>4563</text:p>
          </table:table-cell>
          <table:table-cell office:value-type="float" office:value="4537" table:formula="of:=QUARTILE([.I4:.I12]; 1)" table:style-name="ce1">
            <text:p>453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Median Value</text:p>
          </table:table-cell>
          <table:table-cell office:value-type="float" office:value="19241" table:formula="of:=QUARTILE([.C4:.C12]; 2)" table:style-name="ce1">
            <text:p>19241</text:p>
          </table:table-cell>
          <table:table-cell office:value-type="float" office:value="11855" table:formula="of:=QUARTILE([.D4:.D12]; 2)" table:style-name="ce1">
            <text:p>11855</text:p>
          </table:table-cell>
          <table:table-cell office:value-type="float" office:value="7669" table:formula="of:=QUARTILE([.E4:.E12]; 2)" table:style-name="ce1">
            <text:p>7669</text:p>
          </table:table-cell>
          <table:table-cell office:value-type="float" office:value="7197" table:formula="of:=QUARTILE([.F4:.F12]; 2)" table:style-name="ce1">
            <text:p>7197</text:p>
          </table:table-cell>
          <table:table-cell office:value-type="float" office:value="4782" table:formula="of:=QUARTILE([.G4:.G12]; 2)" table:style-name="ce1">
            <text:p>4782</text:p>
          </table:table-cell>
          <table:table-cell office:value-type="float" office:value="4708" table:formula="of:=QUARTILE([.H4:.H12]; 2)" table:style-name="ce1">
            <text:p>4708</text:p>
          </table:table-cell>
          <table:table-cell office:value-type="float" office:value="4563" table:formula="of:=QUARTILE([.I4:.I12]; 2)" table:style-name="ce1">
            <text:p>456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hird Quartile</text:p>
          </table:table-cell>
          <table:table-cell office:value-type="float" office:value="19244" table:formula="of:=QUARTILE([.C4:.C12]; 3)" table:style-name="ce1">
            <text:p>19244</text:p>
          </table:table-cell>
          <table:table-cell office:value-type="float" office:value="12670" table:formula="of:=QUARTILE([.D4:.D12]; 3)" table:style-name="ce1">
            <text:p>12670</text:p>
          </table:table-cell>
          <table:table-cell office:value-type="float" office:value="7845" table:formula="of:=QUARTILE([.E4:.E12]; 3)" table:style-name="ce1">
            <text:p>7845</text:p>
          </table:table-cell>
          <table:table-cell office:value-type="float" office:value="7231" table:formula="of:=QUARTILE([.F4:.F12]; 3)" table:style-name="ce1">
            <text:p>7231</text:p>
          </table:table-cell>
          <table:table-cell office:value-type="float" office:value="4903" table:formula="of:=QUARTILE([.G4:.G12]; 3)" table:style-name="ce1">
            <text:p>4903</text:p>
          </table:table-cell>
          <table:table-cell office:value-type="float" office:value="4727" table:formula="of:=QUARTILE([.H4:.H12]; 3)" table:style-name="ce1">
            <text:p>4727</text:p>
          </table:table-cell>
          <table:table-cell office:value-type="float" office:value="4657" table:formula="of:=QUARTILE([.I4:.I12]; 3)" table:style-name="ce1">
            <text:p>4657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Isaac Basque-Rice</dc:creator>
    <meta:creation-date>2021-05-14T13:02:38Z</meta:creation-date>
    <dc:date>2021-05-19T17:46:39Z</dc:date>
    <meta:editing-cycles>2</meta:editing-cycles>
    <meta:editing-duration>PT93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otal Time Taken (in ms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3:.$I$3"/>
          </chart:axis>
          <chart:series chart:label-cell-address="Sheet1.$B$17" chart:values-cell-range-address="Sheet1.$C$17:.$I$17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